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B19C08FFF78DAC22C4.jpg" manifest:media-type="image/jpeg"/>
  <manifest:file-entry manifest:full-path="Pictures/100000000000014D0000011D892FCBCCECA2466E.jpg" manifest:media-type="image/jpeg"/>
  <manifest:file-entry manifest:full-path="Pictures/10000000000000A700000080BDBEA3E622ED2587.jpg" manifest:media-type="image/jpeg"/>
  <manifest:file-entry manifest:full-path="Pictures/100000000000009A0000008212FC2D33B36EAA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draw:fill="solid" draw:fill-color="#ddeeff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gradient" draw:fill-color="#00ff00" draw:fill-gradient-name="Gradient_20_5" draw:textarea-horizontal-align="center" draw:textarea-vertical-align="middle" draw:shadow="hidden" style:protect="position"/>
    </style:style>
    <style:style style:name="gr3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  <style:paragraph-properties style:writing-mode="lr-tb"/>
    </style:style>
    <style:style style:name="gr4" style:family="graphic" style:parent-style-name="standard">
      <style:graphic-properties draw:stroke="solid" draw:fill="gradient" draw:fill-color="#0000ff" draw:fill-gradient-name="Gradient_20_2" draw:textarea-horizontal-align="center" draw:textarea-vertical-align="middle" draw:shadow="hidden" style:protect="position"/>
    </style:style>
    <style:style style:name="gr5" style:family="graphic" style:parent-style-name="standard">
      <style:graphic-properties draw:stroke="solid" draw:fill="gradient" draw:fill-gradient-name="Gradient_20_3" draw:textarea-horizontal-align="center" draw:textarea-vertical-align="middle" draw:shadow="hidden" style:protect="position"/>
    </style:style>
    <style:style style:name="gr6" style:family="graphic" style:parent-style-name="standard">
      <style:graphic-properties draw:stroke="solid" draw:fill="gradient" draw:fill-gradient-name="Gradient_20_4" draw:textarea-horizontal-align="center" draw:textarea-vertical-align="middle" draw:shadow="hidden" style:protect="position"/>
    </style:style>
    <style:style style:name="gr7" style:family="graphic" style:parent-style-name="standard">
      <style:graphic-properties draw:stroke="solid" draw:fill="gradient" draw:fill-gradient-name="Gradient_20_6" draw:textarea-horizontal-align="center" draw:textarea-vertical-align="middle" draw:shadow="hidden" style:protect="position"/>
    </style:style>
    <style:style style:name="gr8" style:family="graphic" style:parent-style-name="standard">
      <style:graphic-properties draw:stroke="solid" draw:fill="gradient" draw:fill-gradient-name="Gradient_20_7" draw:textarea-horizontal-align="center" draw:textarea-vertical-align="middle" draw:shadow="hidden" style:protect="position"/>
    </style:style>
    <style:style style:name="gr9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58cm"/>
      <style:paragraph-properties style:writing-mode="lr-tb"/>
    </style:style>
    <style:style style:name="gr10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834cm"/>
      <style:paragraph-properties style:writing-mode="lr-tb"/>
    </style:style>
    <style:style style:name="gr11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469cm"/>
      <style:paragraph-properties style:writing-mode="lr-tb"/>
    </style:style>
    <style:style style:name="gr12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782cm" fo:min-width="4.834cm"/>
      <style:paragraph-properties style:writing-mode="lr-tb"/>
    </style:style>
    <style:style style:name="gr13" style:family="graphic" style:parent-style-name="standard">
      <style:graphic-properties draw:fill="gradient" draw:fill-gradient-name="Light_20_Yellow" draw:textarea-horizontal-align="justify" draw:textarea-vertical-align="middle" draw:auto-grow-height="false" fo:min-height="4.24cm" fo:min-width="5.9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4.072cm"/>
      <style:paragraph-properties style:writing-mode="lr-tb"/>
    </style:style>
    <style:style style:name="gr16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175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8.513cm" fo:min-width="13.216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8.64cm" fo:min-width="18.6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00ff00" draw:fill-gradient-name="Gradient_20_5"/>
      <style:paragraph-properties fo:text-align="center"/>
    </style:style>
    <style:style style:name="P3" style:family="paragraph">
      <loext:graphic-properties draw:fill-color="#ffffff" draw:opacity="-900%"/>
      <style:paragraph-properties fo:text-align="center" style:writing-mode="lr-tb"/>
    </style:style>
    <style:style style:name="P4" style:family="paragraph">
      <loext:graphic-properties draw:fill="gradient" draw:fill-color="#0000ff" draw:fill-gradient-name="Gradient_20_2"/>
      <style:paragraph-properties fo:text-align="center"/>
    </style:style>
    <style:style style:name="P5" style:family="paragraph">
      <loext:graphic-properties draw:fill-color="#ffffff" draw:opacity="-9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gradient" draw:fill-gradient-name="Gradient_20_3"/>
      <style:paragraph-properties fo:text-align="center"/>
    </style:style>
    <style:style style:name="P7" style:family="paragraph">
      <loext:graphic-properties draw:fill="gradient" draw:fill-gradient-name="Gradient_20_4"/>
      <style:paragraph-properties fo:text-align="center"/>
    </style:style>
    <style:style style:name="P8" style:family="paragraph">
      <loext:graphic-properties draw:fill-color="#ffffff" draw:opacity="-9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6"/>
      <style:paragraph-properties fo:text-align="center"/>
    </style:style>
    <style:style style:name="P10" style:family="paragraph">
      <loext:graphic-properties draw:fill="gradient" draw:fill-gradient-name="Gradient_20_7"/>
      <style:paragraph-properties fo:text-align="center"/>
    </style:style>
    <style:style style:name="P11" style:family="paragraph"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gradient" draw:fill-gradient-name="Light_20_Blue"/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gradient" draw:fill-gradient-name="Light_20_Blue"/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writing-mode="lr-tb"/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gradient" draw:fill-gradient-name="Light_20_Yellow"/>
      <style:paragraph-properties fo:text-align="center" style:writing-mode="lr-tb"/>
      <style:text-properties fo:color="#000080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 style:writing-mode="lr-tb"/>
      <style:text-properties fo:color="#000099" loext:opacity="100%" style:font-name="Arimo1" fo:font-size="54pt" fo:font-weight="bold" style:font-size-asian="44pt" style:font-weight-asian="bold" style:font-size-complex="44pt" style:font-weight-complex="600"/>
    </style:style>
    <style:style style:name="P18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54pt" fo:font-weight="bold" style:font-size-asian="44pt" style:font-weight-asian="bold" style:font-size-complex="44pt" style:font-weight-complex="600"/>
    </style:style>
    <style:style style:name="P19" style:family="paragraph">
      <style:paragraph-properties fo:text-align="center" style:writing-mode="lr-tb"/>
      <style:text-properties fo:color="#000099" loext:opacity="100%" style:font-name="Arimo1" fo:font-size="66pt" fo:font-weight="bold" style:font-size-asian="44pt" style:font-weight-asian="bold" style:font-size-complex="44pt" style:font-weight-complex="600"/>
    </style:style>
    <style:style style:name="P20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66pt" fo:font-weight="bold" style:font-size-asian="44pt" style:font-weight-asian="bold" style:font-size-complex="44pt" style:font-weight-complex="6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Puris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80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80" loext:opacity="100%" fo:font-size="40pt" fo:font-weight="bold" style:font-size-asian="32pt" style:font-weight-asian="bold" style:font-size-complex="32pt" style:font-weight-complex="600"/>
    </style:style>
    <style:style style:name="T8" style:family="text">
      <style:text-properties fo:color="#000099" loext:opacity="100%" style:font-name="Arimo1" fo:font-size="54pt" fo:font-weight="normal" style:font-size-asian="54pt" style:font-weight-asian="bold" style:font-size-complex="54pt" style:font-weight-complex="600"/>
    </style:style>
    <style:style style:name="T9" style:family="text">
      <style:text-properties fo:color="#000099" loext:opacity="100%" style:font-name="Arimo1" fo:font-size="54pt" fo:font-weight="normal" style:font-size-asian="44pt" style:font-weight-asian="bold" style:font-size-complex="44pt" style:font-weight-complex="600"/>
    </style:style>
    <style:style style:name="T10" style:family="text">
      <style:text-properties fo:color="#000099" loext:opacity="100%" style:font-name="Arimo1" fo:font-size="66pt" fo:font-weight="bold" style:font-size-asian="54pt" style:font-weight-asian="bold" style:font-size-complex="54pt" style:font-weight-complex="600"/>
    </style:style>
    <style:style style:name="T11" style:family="text">
      <style:text-properties fo:color="#000099" loext:opacity="100%" style:font-name="Arimo1" fo:font-size="66pt" fo:font-weight="normal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ycleDiagram742-GroupShape">
          <draw:ellipse draw:name="CycleDiagram742-EllipseShape0" draw:style-name="gr1" draw:text-style-name="P1" draw:layer="layout" svg:width="18.617cm" svg:height="8.932cm" svg:x="43.952cm" svg:y="3.763cm">
            <text:p/>
          </draw:ellipse>
          <draw:path draw:name="CycleDiagram742-ClosedBezierShape1" draw:style-name="gr2" draw:text-style-name="P2" draw:layer="layout" svg:width="2.138cm" svg:height="1.728cm" svg:x="57.943cm" svg:y="4.886cm" svg:viewBox="0 0 2139 1729" svg:d="M852 0c384 360 384 360 721 743l566-94-659 1080-1411-461 543-125c-287-324-287-324-612-628z">
            <text:p/>
          </draw:path>
          <draw:rect draw:name="CycleDiagram742-RectangleShape1" draw:style-name="gr3" draw:text-style-name="P3" draw:layer="layout" svg:width="5.584cm" svg:height="1.488cm" svg:x="53.803cm" svg:y="3.328cm">
            <text:p><text:span text:style-name="T1">.in</text:span> <text:s/></text:p>
          </draw:rect>
          <draw:path draw:name="CycleDiagram742-ClosedBezierShape2" draw:style-name="gr4" draw:text-style-name="P4" draw:layer="layout" svg:width="1.916cm" svg:height="1.529cm" svg:x="58.133cm" svg:y="9.733cm" svg:viewBox="0 0 1917 1530" svg:d="M1917 273c-241 420-241 420-533 823l395 304-1627 130-152-1110 422 276c247-341 247-341 451-696z">
            <text:p/>
          </draw:path>
          <draw:rect draw:name="CycleDiagram742-RectangleShape2" draw:style-name="gr3" draw:text-style-name="P5" draw:layer="layout" svg:width="5.584cm" svg:height="1.488cm" svg:x="57.138cm" svg:y="7.485cm">
            <text:p><text:span text:style-name="T1">t</text:span></text:p>
          </draw:rect>
          <draw:path draw:name="CycleDiagram742-ClosedBezierShape3" draw:style-name="gr5" draw:text-style-name="P6" draw:layer="layout" svg:width="2.393cm" svg:height="1.598cm" svg:x="52.121cm" svg:y="12.228cm" svg:viewBox="0 0 2394 1599" svg:d="M2394 1122c-625 59-625 59-1254 79l-171 398-969-949 1261-650-121 402c532-17 532-17 1061-68z">
            <text:p/>
          </draw:path>
          <draw:rect draw:name="CycleDiagram742-RectangleShape3" draw:style-name="gr3" draw:text-style-name="P5" draw:layer="layout" svg:width="5.584cm" svg:height="1.488cm" svg:x="53.803cm" svg:y="11.641cm">
            <text:p><text:span text:style-name="T1">Share</text:span></text:p>
          </draw:rect>
          <draw:path draw:name="CycleDiagram742-ClosedBezierShape4" draw:style-name="gr6" draw:text-style-name="P7" draw:layer="layout" svg:width="2.138cm" svg:height="1.728cm" svg:x="46.438cm" svg:y="9.843cm" svg:viewBox="0 0 2139 1729" svg:d="M1287 1729c-384-361-384-361-721-743l-566 93 659-1079 1411 461-543 125c287 324 287 324 612 628z">
            <text:p/>
          </draw:path>
          <draw:rect draw:name="CycleDiagram742-RectangleShape4" draw:style-name="gr3" draw:text-style-name="P8" draw:layer="layout" svg:width="5.584cm" svg:height="1.488cm" svg:x="47.134cm" svg:y="11.641cm">
            <text:p><text:span text:style-name="T2">Build </text:span></text:p>
          </draw:rect>
          <draw:path draw:name="CycleDiagram742-ClosedBezierShape5" draw:style-name="gr7" draw:text-style-name="P9" draw:layer="layout" svg:width="1.916cm" svg:height="1.529cm" svg:x="46.47cm" svg:y="5.194cm" svg:viewBox="0 0 1917 1530" svg:d="M0 1256c242-420 242-420 533-821l-395-306 1627-129 152 1110-422-275c-247 339-247 339-451 695z">
            <text:p/>
          </draw:path>
          <draw:rect draw:name="CycleDiagram742-RectangleShape5" draw:style-name="gr3" draw:text-style-name="P3" draw:layer="layout" svg:width="5.584cm" svg:height="1.488cm" svg:x="43.799cm" svg:y="7.485cm">
            <text:p>Gp</text:p>
            <text:p>ne</text:p>
          </draw:rect>
          <draw:path draw:name="CycleDiagram742-ClosedBezierShape6" draw:style-name="gr8" draw:text-style-name="P10" draw:layer="layout" svg:width="2.393cm" svg:height="1.598cm" svg:x="52.005cm" svg:y="2.63cm" svg:viewBox="0 0 2394 1599" svg:d="M0 478c625-59 625-59 1254-79l171-399 969 949-1260 650 120-400c-531 16-531 16-1061 66z">
            <text:p/>
          </draw:path>
          <draw:rect draw:name="CycleDiagram742-RectangleShape6" draw:style-name="gr3" draw:text-style-name="P3" draw:layer="layout" svg:width="5.584cm" svg:height="1.488cm" svg:x="47.133cm" svg:y="3.328cm">
            <text:p>u.</text:p>
            <text:p>n.</text:p>
          </draw:rect>
        </draw:g>
        <draw:custom-shape draw:style-name="gr9" draw:text-style-name="P12" draw:layer="layout" svg:width="5.08cm" svg:height="1.778cm" svg:x="46.847cm" svg:y="11.795cm">
          <text:p text:style-name="P11"><text:span text:style-name="T3">Sh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334cm" svg:height="1.778cm" svg:x="54.34cm" svg:y="2.905cm">
          <text:p text:style-name="P13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969cm" svg:height="2.286cm" svg:x="42.783cm" svg:y="7.096cm">
          <text:p text:style-name="P13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2.032cm" svg:x="57.261cm" svg:y="7.096cm">
          <text:p text:style-name="P13"><text:span text:style-name="T4">Learn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9.144cm" svg:height="6.35cm" svg:x="48.498cm" svg:y="5.064cm">
          <text:p text:style-name="P15"><text:span text:style-name="T5"/></text:p>
          <text:p text:style-name="P15"><text:span text:style-name="T5"/></text:p>
          <text:p text:style-name="P15"><text:span text:style-name="T6"/></text:p>
          <text:p text:style-name="P15"><text:span text:style-name="T7">Our</text:span></text:p>
          <text:p text:style-name="P15"><text:span text:style-name="T7">Better</text:span></text:p>
          <text:p text:style-name="P15"><text:span text:style-name="T7">Network!</text:span></text:p>
          <text:p text:style-name="P15"><text:span text:style-name="T5"/></text:p>
          <text:p text:style-name="P15"><text:span text:style-name="T5"/></text:p>
          <text:p text:style-name="P15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223cm" svg:height="4.453cm" svg:x="39.227cm" svg:y="10.263cm">
          <draw:image xlink:href="Pictures/100000000000009A0000008212FC2D33B36EAAFD.jpg" xlink:type="simple" xlink:show="embed" xlink:actuate="onLoad" draw:mime-type="image/jpeg">
            <text:p/>
          </draw:image>
        </draw:frame>
        <draw:frame draw:style-name="gr14" draw:text-style-name="P1" draw:layer="layout" svg:width="6.566cm" svg:height="4.445cm" svg:x="60.855cm" svg:y="2.905cm">
          <draw:image xlink:href="Pictures/10000000000000A700000080BDBEA3E622ED2587.jpg" xlink:type="simple" xlink:show="embed" xlink:actuate="onLoad" draw:mime-type="image/jpeg">
            <text:p/>
          </draw:image>
        </draw:frame>
        <draw:custom-shape draw:style-name="gr15" draw:text-style-name="P14" draw:layer="layout" svg:width="4.572cm" svg:height="2.286cm" svg:x="47.609cm" svg:y="2.651cm">
          <text:p text:style-name="P13"><text:span text:style-name="T4">A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75cm" svg:height="2.286cm" svg:x="54.086cm" svg:y="11.31cm">
          <text:p text:style-name="P13"><text:span text:style-name="T4"><text:s/></text:span><text:span text:style-name="T4">Organize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5.892cm" svg:height="4.445cm" svg:x="39.354cm" svg:y="2.524cm">
          <draw:image xlink:href="Pictures/100000000000014D0000011D892FCBCCECA2466E.jpg" xlink:type="simple" xlink:show="embed" xlink:actuate="onLoad" draw:mime-type="image/jpeg">
            <text:p/>
          </draw:image>
        </draw:frame>
        <draw:frame draw:style-name="gr14" draw:text-style-name="P1" draw:layer="layout" svg:width="6.223cm" svg:height="4.496cm" svg:x="61.198cm" svg:y="10.017cm">
          <draw:image xlink:href="Pictures/10000000000000D2000000B19C08FFF78DAC22C4.jpg" xlink:type="simple" xlink:show="embed" xlink:actuate="onLoad" draw:mime-type="image/jpeg">
            <text:p/>
          </draw:image>
        </draw:frame>
        <draw:custom-shape draw:style-name="gr17" draw:text-style-name="P18" draw:layer="layout" svg:width="13.716cm" svg:height="8.763cm" svg:x="24.114cm" svg:y="4.048cm">
          <text:p text:style-name="P17"><text:span text:style-name="T8">A new kind of</text:span></text:p>
          <text:p text:style-name="P17"><text:span text:style-name="T8">social network</text:span></text:p>
          <text:p text:style-name="P17"><text:span text:style-name="T8">you control!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177cm" svg:height="8.89cm" svg:x="4.048cm" svg:y="3.794cm">
          <text:p text:style-name="P19"><text:span text:style-name="T10">Welcome to our</text:span><text:span text:style-name="T10"><text:line-break/></text:span><text:span text:style-name="T10">Spring Sky </text:span><text:span text:style-name="T10"><text:line-break/></text:span><text:span text:style-name="T10">Banner!</text:span><text:span text:style-name="T11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aa" draw:end-color="#0000ff" draw:start-intensity="100%" draw:end-intensity="100%" draw:angle="270deg" draw:border="0%"/>
    <draw:gradient draw:name="Gradient_20_3" draw:display-name="Gradient 3" draw:style="linear" draw:start-color="#0000ff" draw:end-color="#7390ee" draw:start-intensity="100%" draw:end-intensity="100%" draw:angle="180deg" draw:border="0%"/>
    <draw:gradient draw:name="Gradient_20_4" draw:display-name="Gradient 4" draw:style="linear" draw:start-color="#7390ee" draw:end-color="#add8e6" draw:start-intensity="100%" draw:end-intensity="100%" draw:angle="90deg" draw:border="0%"/>
    <draw:gradient draw:name="Gradient_20_5" draw:display-name="Gradient 5" draw:style="linear" draw:start-color="#000055" draw:end-color="#0000aa" draw:start-intensity="100%" draw:end-intensity="100%" draw:angle="0deg" draw:border="0%"/>
    <draw:gradient draw:name="Gradient_20_6" draw:display-name="Gradient 6" draw:style="linear" draw:start-color="#add8e6" draw:end-color="#7390ee" draw:start-intensity="100%" draw:end-intensity="100%" draw:angle="0deg" draw:border="0%"/>
    <draw:gradient draw:name="Gradient_20_7" draw:display-name="Gradient 7" draw:style="linear" draw:start-color="#7390ee" draw:end-color="#0000ff" draw:start-intensity="100%" draw:end-intensity="100%" draw:angle="18deg" draw:border="0%"/>
    <draw:gradient draw:name="Light_20_Blue" draw:display-name="Light Blue" draw:style="linear" draw:start-color="#cfe7f5" draw:end-color="#dcf0ff" draw:start-intensity="100%" draw:end-intensity="100%" draw:angle="0deg" draw:border="0%"/>
    <draw:gradient draw:name="Light_20_Yellow" draw:display-name="Light Yellow" draw:style="linear" draw:start-color="#ffff66" draw:end-color="#ffffc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pring Spring</meta:initial-creator>
    <meta:creation-date>2015-08-20T12:00:14.832349241</meta:creation-date>
    <dc:date>2023-05-31T09:19:30.927464876</dc:date>
    <meta:editing-duration>PT3H11M46S</meta:editing-duration>
    <meta:editing-cycles>26</meta:editing-cycles>
    <meta:generator>LibreOffice/7.4.2.3$Linux_X86_64 LibreOffice_project/382eef1f22670f7f4118c8c2dd222ec7ad009daf</meta:generator>
    <meta:document-statistic meta:object-count="27"/>
  </office:meta>
</office:document-meta>
</file>